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5D00003A5700001D6A003002B73982C1A6.svm" manifest:media-type=""/>
  <manifest:file-entry manifest:full-path="Pictures/2000016500001A6B0000146E80A5C90292B2D992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3a8995" officeooo:paragraph-rsid="003a8995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6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8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9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1" style:family="paragraph" style:parent-style-name="Standard">
      <style:text-properties fo:language="sl" fo:country="SI" officeooo:rsid="000cd0ab" officeooo:paragraph-rsid="000cd0ab"/>
    </style:style>
    <style:style style:name="P12" style:family="paragraph" style:parent-style-name="Standard">
      <style:text-properties fo:language="sl" fo:country="SI" officeooo:rsid="000cd0ab" officeooo:paragraph-rsid="0049fbb6"/>
    </style:style>
    <style:style style:name="P13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sl" fo:country="SI" fo:font-style="normal" style:text-underline-style="none" fo:font-weight="normal" officeooo:rsid="0011a61d" officeooo:paragraph-rsid="0011a61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2b1e7d" officeooo:paragraph-rsid="003a899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sl" fo:country="SI" fo:font-style="normal" style:text-underline-style="none" fo:font-weight="normal" officeooo:rsid="003a1d9f" officeooo:paragraph-rsid="003a1d9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style:text-underline-style="none" fo:font-weight="normal" officeooo:rsid="0011fb69" officeooo:paragraph-rsid="003ed7f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sl" fo:country="SI" fo:font-style="normal" style:text-underline-style="none" fo:font-weight="normal" officeooo:rsid="0038402a" officeooo:paragraph-rsid="003ed7f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20" style:family="paragraph" style:parent-style-name="Standard">
      <style:text-properties fo:language="sl" fo:country="SI" fo:font-style="normal" officeooo:rsid="000cd0ab" officeooo:paragraph-rsid="0049fbb6" style:font-style-asian="normal" style:font-style-complex="normal"/>
    </style:style>
    <style:style style:name="P21" style:family="paragraph" style:parent-style-name="Standard">
      <style:text-properties fo:language="sl" fo:country="SI" fo:font-style="normal" officeooo:rsid="000ce963" officeooo:paragraph-rsid="003d32ca" style:font-style-asian="normal" style:font-style-complex="normal"/>
    </style:style>
    <style:style style:name="P22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5" style:family="paragraph" style:parent-style-name="Standard">
      <style:text-properties fo:language="sl" fo:country="SI" officeooo:rsid="000adb72" officeooo:paragraph-rsid="000adb72"/>
    </style:style>
    <style:style style:name="P26" style:family="paragraph" style:parent-style-name="Standard">
      <style:paragraph-properties fo:text-align="justify" style:justify-single-word="false"/>
      <style:text-properties fo:language="sl" fo:country="SI" officeooo:rsid="000adb72" officeooo:paragraph-rsid="003505d6"/>
    </style:style>
    <style:style style:name="P27" style:family="paragraph" style:parent-style-name="Standard">
      <style:text-properties fo:language="sl" fo:country="SI" officeooo:rsid="0046c161" officeooo:paragraph-rsid="004ad408"/>
    </style:style>
    <style:style style:name="P28" style:family="paragraph" style:parent-style-name="Slika">
      <style:text-properties fo:language="sl" fo:country="SI"/>
    </style:style>
    <style:style style:name="P29" style:family="paragraph" style:parent-style-name="Standard">
      <style:paragraph-properties fo:break-before="page"/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break-before="page"/>
      <style:text-properties fo:language="sl" fo:country="SI" officeooo:rsid="000cd0ab" officeooo:paragraph-rsid="0049fbb6"/>
    </style:style>
    <style:style style:name="P31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32" style:family="paragraph" style:parent-style-name="Standard" style:list-style-name="L2">
      <style:text-properties fo:language="sl" fo:country="SI" style:text-underline-style="none" fo:font-weight="normal" officeooo:rsid="00313358" officeooo:paragraph-rsid="00313358" style:font-weight-asian="normal" style:font-weight-complex="normal"/>
    </style:style>
    <style:style style:name="P33" style:family="paragraph" style:parent-style-name="Standard" style:list-style-name="L1">
      <style:text-properties fo:language="sl" fo:country="SI" style:text-underline-style="none" fo:font-weight="normal" officeooo:rsid="0011a61d" officeooo:paragraph-rsid="003d32ca" style:font-weight-asian="normal" style:font-weight-complex="normal"/>
    </style:style>
    <style:style style:name="P34" style:family="paragraph" style:parent-style-name="Standard" style:list-style-name="L1">
      <style:text-properties fo:language="sl" fo:country="SI" style:text-underline-style="none" fo:font-weight="normal" officeooo:rsid="004c693e" officeooo:paragraph-rsid="004c693e" style:font-weight-asian="normal" style:font-weight-complex="normal"/>
    </style:style>
    <style:style style:name="P35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3d32ca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46c16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fb69" style:font-style-asian="italic" style:font-style-complex="italic"/>
    </style:style>
    <style:style style:name="T3" style:family="text">
      <style:text-properties fo:font-style="italic" officeooo:rsid="003d32ca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1fb69" style:font-style-asian="normal" style:font-style-complex="normal"/>
    </style:style>
    <style:style style:name="T7" style:family="text">
      <style:text-properties fo:font-style="normal" officeooo:rsid="003bcd85" style:font-style-asian="normal" style:font-style-complex="normal"/>
    </style:style>
    <style:style style:name="T8" style:family="text">
      <style:text-properties fo:font-style="normal" officeooo:rsid="003d32ca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a17d4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ce41b" style:font-weight-asian="normal" style:font-weight-complex="normal"/>
    </style:style>
    <style:style style:name="T15" style:family="text">
      <style:text-properties style:text-underline-style="none" fo:font-weight="normal" officeooo:rsid="002d3bf6" style:font-weight-asian="normal" style:font-weight-complex="normal"/>
    </style:style>
    <style:style style:name="T16" style:family="text">
      <style:text-properties style:text-underline-style="none" fo:font-weight="normal" officeooo:rsid="003505d6" style:font-weight-asian="normal" style:font-weight-complex="normal"/>
    </style:style>
    <style:style style:name="T17" style:family="text">
      <style:text-properties style:text-underline-style="none" fo:font-weight="normal" officeooo:rsid="0035e230" style:font-weight-asian="normal" style:font-weight-complex="normal"/>
    </style:style>
    <style:style style:name="T18" style:family="text">
      <style:text-properties officeooo:rsid="00373b4c"/>
    </style:style>
    <style:style style:name="T19" style:family="text">
      <style:text-properties officeooo:rsid="00062b91"/>
    </style:style>
    <style:style style:name="T20" style:family="text">
      <style:text-properties officeooo:rsid="003d32ca"/>
    </style:style>
    <style:style style:name="T21" style:family="text">
      <style:text-properties officeooo:rsid="003ff175"/>
    </style:style>
    <style:style style:name="T22" style:family="text">
      <style:text-properties officeooo:rsid="0043c2c3"/>
    </style:style>
    <style:style style:name="T23" style:family="text">
      <style:text-properties officeooo:rsid="0046c161"/>
    </style:style>
    <style:style style:name="T24" style:family="text">
      <style:text-properties officeooo:rsid="0048b072"/>
    </style:style>
    <style:style style:name="T25" style:family="text">
      <style:text-properties officeooo:rsid="004dee93"/>
    </style:style>
    <style:style style:name="T26" style:family="text">
      <style:text-properties officeooo:rsid="00327063"/>
    </style:style>
    <style:style style:name="T27" style:family="text">
      <style:text-properties officeooo:rsid="00313358"/>
    </style:style>
    <style:style style:name="T28" style:family="text">
      <style:text-properties officeooo:rsid="004c693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4"><text:span text:style-name="T12">Cilj vaje:</text:span><text:span text:style-name="T9"> </text:span></text:p>
      <text:p text:style-name="P5"/>
      <text:p text:style-name="P15"><text:span text:style-name="T22">Hitrost enosmernega stroja regulirajte s PID regulatorjem</text:span>. <text:span text:style-name="T19">Parametre PID regulatorja določite eksperimentalno, tako da bo odziv stabilen in v stacionarnem stanju ne bo preostale napake. Preverite ali je regulacija hitrosti odvisna od načina izračuna hitrosti (naloge vaših kolegov).</text:span></text:p>
      <text:p text:style-name="P13"/>
      <text:p text:style-name="P6"><text:span text:style-name="T11">Opis sistema</text:span>:<text:span text:style-name="T9"> </text:span></text:p>
      <text:p text:style-name="P8"/>
      <text:p text:style-name="P26"><text:span text:style-name="T13">Sistem je sestavljen iz dveh tiskanih vezji </text:span><text:span text:style-name="T15">(slika </text:span><text:span text:style-name="T15"><text:sequence-ref text:reference-format="value" text:ref-name="refSlika0">1</text:sequence-ref></text:span><text:span text:style-name="T15">)</text:span><text:span text:style-name="T13">. Na prvem se nahaja mikrokrmilnik TMS320F28069 s pripadajočim vmesnikom za povezavo z osebnim računalnikom. N</text:span><text:span text:style-name="T14">a drugem vezju pa se </text:span><text:span text:style-name="T16">nahaja močnostni ojačevalnik, ki skrbi za napajanje enosmernega stroja in meritev toka ter komunikacijski vmesnik za povezavo z absolutnim dajalnikom položaja. </text:span><text:span text:style-name="T17">Na enosmerni stroj je pritrjen </text:span><text:span text:style-name="T16">absolutni dajalni</text:span><text:span text:style-name="T17">k</text:span><text:span text:style-name="T16"> RMB28SI10BS10 podjetja RLS d.o.o..</text:span></text:p>
      <text:p text:style-name="P25"/>
      <text:p text:style-name="P25"><draw:frame draw:style-name="fr1" draw:name="Frame1" text:anchor-type="paragraph" svg:width="13.436cm" draw:z-index="1"><draw:text-box fo:min-height="7.031cm"><text:p text:style-name="Slika"><draw:frame draw:style-name="fr3" draw:name="Image1" text:anchor-type="paragraph" svg:width="13.436cm" svg:height="6.773cm" draw:z-index="2"><draw:image xlink:href="Pictures/2000015D00003A5700001D6A003002B73982C1A6.svm" xlink:type="simple" xlink:show="embed" xlink:actuate="onLoad"/></draw:frame>Slika <text:sequence text:ref-name="refSlika0" text:name="Slika" text:formula="ooow:Slika+1" style:num-format="1">1</text:sequence>: Shema sistema pogona z enosmernim strojem</text:p></draw:text-box></draw:frame></text:p>
      <text:p text:style-name="P27">Predloga programa se nahaja na Git repozitoriju na: <text:a xlink:type="simple" xlink:href="https://github.com/DP2vaje/DP2_DC_z_enkoderjem.git" text:style-name="Internet_20_link" text:visited-style-name="Visited_20_Internet_20_Link">https://github.com/</text:a><text:a xlink:type="simple" xlink:href="https://github.com/DP2vaje/DP2_DC_z_enkoderjem.git" text:style-name="Internet_20_link" text:visited-style-name="Visited_20_Internet_20_Link"><text:span text:style-name="T25">DP2vaje</text:span></text:a><text:a xlink:type="simple" xlink:href="https://github.com/DP2vaje/DP2_DC_z_enkoderjem.git" text:style-name="Internet_20_link" text:visited-style-name="Visited_20_Internet_20_Link">/DP2_DC_z_enkoderjem.git</text:a> </text:p>
      <text:p text:style-name="P11"/>
      <text:p text:style-name="P11">Predloga programa je v grobem sestavljena iz treh modulov (slika <text:sequence-ref text:reference-format="value" text:ref-name="refSlika1">2</text:sequence-ref>). </text:p>
      <text:p text:style-name="P11"/>
      <text:p text:style-name="P11">V datoteki <text:span text:style-name="T1">main.c</text:span><text:span text:style-name="T5"> se nahaja funkcija </text:span><text:span text:style-name="T1">main()</text:span><text:span text:style-name="T5">, v kateri se izvede:</text:span></text:p>
      <text:p text:style-name="P19">- inicializacija mikrokrmilnika</text:p>
      <text:p text:style-name="P19">- inicializacija AD pretvornika</text:p>
      <text:p text:style-name="P19">- inicializacija PWM modula</text:p>
      <text:p text:style-name="P19">- inicializacija prekinitvene funkcije</text:p>
      <text:p text:style-name="P19">- požene časovnik PWM modula, ki tudi proži prekinitev in AD pretvorbo</text:p>
      <text:p text:style-name="P30">V datoteki <text:span text:style-name="T1">BACK_loop.c</text:span><text:span text:style-name="T5"> se nahaja funkcija </text:span><text:span text:style-name="T1">BACK_loop()</text:span><text:span text:style-name="T5"> v kateri je neskončna zanka, ki se izvaja potem ko se zaključi inicializacija.</text:span></text:p>
      <text:p text:style-name="P20"/>
      <text:p text:style-name="P12"><text:span text:style-name="T5">V datoteki </text:span><text:span text:style-name="T1">PER_int.c</text:span><text:span text:style-name="T5"> pa se nahajata dve funkciji. Funkcija </text:span><text:span text:style-name="T4">PER_int_setup()</text:span><text:span text:style-name="T10"> izvede:</text:span></text:p>
      <text:p text:style-name="P22">- inicializacijo registrov potrebnih za izvajanje prekinitve</text:p>
      <text:p text:style-name="P22">- inicializacijo podatkovnih strukture, ki so v uporabi v prekinitvi</text:p>
      <text:p text:style-name="P11"/>
      <text:p text:style-name="P11">Prekinitvena funkcija <text:span text:style-name="T1">PER_int()</text:span><text:span text:style-name="T5"> pa se izvaja periodično s taktom </text:span><text:span text:style-name="T7">2</text:span><text:span text:style-name="T5">0 kHz. V njej:</text:span></text:p>
      <text:p text:style-name="P19">- se prebere rezulta AD pretvorbe</text:p>
      <text:p text:style-name="P19">- se preračuna rezultat AD pretvorbe</text:p>
      <text:p text:style-name="P19">- <text:span text:style-name="T18">se prebere podatek iz absolutnega dajalnika</text:span></text:p>
      <text:p text:style-name="P19">- <text:span text:style-name="T20">se izračuna hitrost stroja</text:span></text:p>
      <text:p text:style-name="P21">- generira želena vrednost. Želena vrednost ima obliko stopničastega signala s periodo 1 sekunde (20000 vzorcev), ki spreminja vrednost iz 0 <text:span text:style-name="T23">na 0,5.</text:span></text:p>
      <text:p text:style-name="P19"/>
      <text:p text:style-name="P7"><draw:frame draw:style-name="fr2" draw:name="Frame2" text:anchor-type="paragraph" svg:width="6.763cm" draw:z-index="0"><draw:text-box fo:min-height="5.23cm"><text:p text:style-name="P28"><draw:frame draw:style-name="fr3" draw:name="Image2" text:anchor-type="paragraph" svg:width="6.763cm" svg:height="5.23cm" draw:z-index="3"><draw:image xlink:href="Pictures/2000016500001A6B0000146E80A5C90292B2D992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9"/>
      <text:list xml:id="list2381993501564395818" text:style-name="L1">
        <text:list-item>
          <text:p text:style-name="P31">Iz GitHub-a sklonirajte repozitorij v <text:span text:style-name="T27">izbrano mapo. Ustvarite in preklopite na novo vejo (Branch).</text:span></text:p>
        </text:list-item>
      </text:list>
      <text:list xml:id="list5741842744622762720" text:style-name="L2">
        <text:list-item>
          <text:p text:style-name="P32">Razvojno okolje poženite v izbrani mapi.</text:p>
        </text:list-item>
      </text:list>
      <text:list xml:id="list115207743913732" text:continue-list="list2381993501564395818" text:style-name="L1">
        <text:list-item>
          <text:p text:style-name="P34">Uvozite projekt.</text:p>
        </text:list-item>
        <text:list-item>
          <text:p text:style-name="P33"><text:span text:style-name="T5">Preverite osnovno delovanje sistema tako da ročno spreminjate vklopno razmerje (</text:span><text:span text:style-name="T1">duty</text:span><text:span text:style-name="T5">). </text:span><text:span text:style-name="T8">Hitrost stroja</text:span><text:span text:style-name="T5"> (</text:span><text:span text:style-name="T3">hitrost</text:span><text:span text:style-name="T5">) bi morala ustrezno slediti vklopnemu razmerju.</text:span></text:p>
        </text:list-item>
        <text:list-item>
          <text:p text:style-name="P33"><text:span text:style-name="T5">Najprej realizirajte P regulator in ga ustrezno nastavite. </text:span><text:span text:style-name="T6">Pri nastavljanju si pomagajte z grafičnim prikazom odziva na spremembo želene vrednosti (uporaba modula </text:span><text:span text:style-name="T2">DLOG_gen</text:span><text:span text:style-name="T6">).</text:span></text:p>
        </text:list-item>
        <text:list-item>
          <text:p text:style-name="P35">Nato dodajte integralni (I) člen ter ga ustrezno nastavite. Po potrebi tudi ponastavite P člen.</text:p>
        </text:list-item>
        <text:list-item>
          <text:p text:style-name="P35">Na koncu dodajte še diferencialni člen (D). Končen PID regulator ustrezno nastavite.</text:p>
        </text:list-item>
        <text:list-item>
          <text:p text:style-name="P36">Končno verzijo programa <text:span text:style-name="T24">p</text:span>ošljite na GitHub.</text:p>
        </text:list-item>
      </text:list>
      <text:p text:style-name="P14"/>
      <text:p text:style-name="P23"/>
      <text:p text:style-name="P29">Rezultati:</text:p>
      <text:p text:style-name="P10"/>
      <text:p text:style-name="P17">Kakšni so parametri Kp, Ti, Td pri vzorčni frekvenci <text:span text:style-name="T21">2</text:span>0 kHz?</text:p>
      <text:p text:style-name="P17"/>
      <text:p text:style-name="P18">Prikažite odziv na spremembo želene vrednosti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3a8995" officeooo:paragraph-rsid="003a8995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4c69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2: </text:span>Regulacija hitrosti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2M4S</meta:editing-duration>
    <meta:editing-cycles>76</meta:editing-cycles>
    <meta:generator>LibreOffice/5.1.5.2$Windows_x86 LibreOffice_project/7a864d8825610a8c07cfc3bc01dd4fce6a9447e5</meta:generator>
    <dc:date>2016-11-09T11:52:06.004000000</dc:date>
    <meta:document-statistic meta:table-count="0" meta:image-count="2" meta:object-count="0" meta:page-count="3" meta:paragraph-count="38" meta:word-count="416" meta:character-count="2885" meta:non-whitespace-character-count="2511"/>
    <meta:user-defined meta:name="Info 1"/>
    <meta:user-defined meta:name="Info 2"/>
    <meta:user-defined meta:name="Info 3"/>
    <meta:user-defined meta:name="Info 4"/>
  </office:meta>
</office:document-meta>
</file>